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c9a" officeooo:paragraph-rsid="00013c9a"/>
    </style:style>
    <style:style style:name="T1" style:family="text">
      <style:text-properties officeooo:rsid="00032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m sou eu?</text:p>
      <text:p text:style-name="P1"/>
      <text:p text:style-name="P1">Olá, o meu nome é Leonardo Sena, sou natural de Maceió-AL, sou formado em Comunicação Social, habilitado em Relações Públicas desde 2015. Trabalho na área desde antes de ingressar na faculdade, com alguns trabalhos de Design Gráfico. Me formei e trabalhei em diversas áreas da comunicação, desde marketing direto, merchandising em TV, marketing digital, diretor de conteúdo, coordenador de comunicação, etc. Hoje estou em buscas de novos desafios, estou aprendendo a desenvolver sites em HTML e CSS e em breve quero programar em outra linguagens como JavaScript, Python Php, etc. </text:p>
      <text:p text:style-name="P1"/>
      <text:p text:style-name="P1">Quer falar comigo?</text:p>
      <text:p text:style-name="P1">Twitter - <text:a xlink:type="simple" xlink:href="https://twitter.com/leonardorsena" text:style-name="Internet_20_link" text:visited-style-name="Visited_20_Internet_20_Link">https://twitter.com/leonardorsena</text:a> <text:span text:style-name="T1">Me se segue no Twitter.</text:span></text:p>
      <text:p text:style-name="P1">Instagram - <text:a xlink:type="simple" xlink:href="https://www.instagram.com/leonardorsena/" text:style-name="Internet_20_link" text:visited-style-name="Visited_20_Internet_20_Link">https://www.instagram.com/leonardorsena/</text:a> <text:span text:style-name="T1">Me segue também no Instagram</text:span></text:p>
      <text:p text:style-name="P1">LinkedIn - <text:a xlink:type="simple" xlink:href="https://www.linkedin.com/in/leonardo-sena-233816a7/" text:style-name="Internet_20_link" text:visited-style-name="Visited_20_Internet_20_Link">https://www.linkedin.com/in/leonardo-sena-233816a7/</text:a> <text:span text:style-name="T1">Me adiciona no LinkedIn</text:span></text:p>
      <text:p text:style-name="P1">Facebook - <text:a xlink:type="simple" xlink:href="https://www.facebook.com/leonardorsena1" text:style-name="Internet_20_link" text:visited-style-name="Visited_20_Internet_20_Link">https://www.facebook.com/leonardorsena1</text:a> <text:span text:style-name="T1">Me adiciona também o Facebook</text:span></text:p>
      <text:p text:style-name="P1">Youtube - <text:a xlink:type="simple" xlink:href="https://www.youtube.com/channel/UCPWUkHZznFooPnOlu2t1qDA" text:style-name="Internet_20_link" text:visited-style-name="Visited_20_Internet_20_Link">https://www.youtube.com/channel/UCPWUkHZznFooPnOlu2t1qDA</text:a> <text:span text:style-name="T1">Me acompanha no Youtub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4T17:47:52.571000000</dc:date>
    <meta:editing-duration>PT4H33M43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8" meta:word-count="134" meta:character-count="1014" meta:non-whitespace-character-count="887"/>
  </office:meta>
</office:document-meta>
</file>